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.6cm"/>
      <style:paragraph-properties style:writing-mode="lr-tb"/>
    </style:style>
    <style:style style:name="gr2" style:family="graphic" style:parent-style-name="standard">
      <style:graphic-properties draw:fill-color="#00cccc" draw:textarea-horizontal-align="justify" draw:textarea-vertical-align="middle" draw:auto-grow-height="false" fo:min-height="0.65cm" fo:min-width="0.9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65cm" fo:min-width="1.4cm"/>
      <style:paragraph-properties style:writing-mode="lr-tb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 fo:min-height="0.65cm" fo:min-width="8.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00cccc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729fc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iberation Sans" fo:font-size="11pt" style:letter-kerning="true" style:font-size-asian="11pt" style:font-name-complex="FreeSans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9cm" svg:x="2.7cm" svg:y="6.2cm">
          <text:p text:style-name="P1"><text:span text:style-name="T1">M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9cm" svg:x="3.8cm" svg:y="6.2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9cm" svg:height="0.9cm" svg:x="5.2cm" svg:y="6.2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3cm" svg:height="0.9cm" svg:x="7.1cm" svg:y="6.2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Björn Harrtell</meta:initial-creator>
    <meta:creation-date>2018-11-04T11:48:00.300227190</meta:creation-date>
    <dc:date>2020-01-31T17:41:35.870740746</dc:date>
    <meta:editing-duration>PT4M50S</meta:editing-duration>
    <meta:editing-cycles>2</meta:editing-cycles>
    <meta:generator>LibreOffice/6.3.4.2$Linux_X86_64 LibreOffice_project/30$Build-2</meta:generator>
    <meta:document-statistic meta:object-count="4"/>
  </office:meta>
</office:document-meta>
</file>